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8182f" officeooo:paragraph-rsid="0018182f"/>
    </style:style>
    <style:style style:name="P2" style:family="paragraph" style:parent-style-name="Standard">
      <style:text-properties style:text-underline-style="none" officeooo:rsid="0018182f" officeooo:paragraph-rsid="0018182f"/>
    </style:style>
    <style:style style:name="P3" style:family="paragraph" style:parent-style-name="Standard" style:list-style-name="L1">
      <style:text-properties style:text-underline-style="none" officeooo:rsid="0018182f" officeooo:paragraph-rsid="0018182f"/>
    </style:style>
    <style:style style:name="P4" style:family="paragraph" style:parent-style-name="Standard" style:list-style-name="L1">
      <style:text-properties style:text-underline-style="none" officeooo:rsid="0018182f" officeooo:paragraph-rsid="001a6502"/>
    </style:style>
    <style:style style:name="P5" style:family="paragraph" style:parent-style-name="Standard" style:list-style-name="L2">
      <style:text-properties style:text-underline-style="none" officeooo:rsid="0018182f" officeooo:paragraph-rsid="0018182f"/>
    </style:style>
    <style:style style:name="P6" style:family="paragraph" style:parent-style-name="Standard">
      <style:text-properties style:text-underline-style="none" officeooo:rsid="0018182f" officeooo:paragraph-rsid="001a6502"/>
    </style:style>
    <style:style style:name="T1" style:family="text">
      <style:text-properties officeooo:rsid="001a65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cle</text:p>
      <text:p text:style-name="P1"/>
      <text:p text:style-name="P2">Web page which provides static tutorials for Java programming.</text:p>
      <text:p text:style-name="P2"/>
      <text:p text:style-name="P1">Advantages:</text:p>
      <text:p text:style-name="P1"/>
      <text:list xml:id="list15370779531" text:style-name="L1">
        <text:list-item>
          <text:p text:style-name="P3">Easy for novices.</text:p>
        </text:list-item>
        <text:list-item>
          <text:p text:style-name="P3">Simple interface –<text:span text:style-name="T1"> simple next and back buttons to navigate through the different tutorials.</text:span></text:p>
        </text:list-item>
        <text:list-item>
          <text:p text:style-name="P4"><text:span text:style-name="T1">Clear headings which indicate which tutorial you are looking at.</text:span></text:p>
        </text:list-item>
        <text:list-item>
          <text:p text:style-name="P4"><text:span text:style-name="T1">Menu down the side to allow you to change to any tutorial at any point.</text:span></text:p>
        </text:list-item>
        <text:list-item>
          <text:p text:style-name="P3">Very accessible –<text:span text:style-name="T1"> can access from any browser.</text:span></text:p>
        </text:list-item>
        <text:list-item>
          <text:p text:style-name="P4"><text:span text:style-name="T1">Static tutorials which start at the beginning and take you through the basics of Java, providing lots of detail.</text:span></text:p>
        </text:list-item>
      </text:list>
      <text:p text:style-name="P6"><text:span text:style-name="T1"/></text:p>
      <text:p text:style-name="P1">Disadvantage<text:span text:style-name="T1">s</text:span>:</text:p>
      <text:p text:style-name="P1"/>
      <text:list xml:id="list832497319" text:style-name="L2">
        <text:list-item>
          <text:p text:style-name="P5">No way to practice writing Java co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1:15:27</meta:creation-date>
    <dc:date>2013-10-09T19:27:39</dc:date>
    <meta:editing-duration>PT39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11" meta:word-count="95" meta:character-count="539" meta:non-whitespace-character-count="462"/>
  </office:meta>
</office:document-meta>
</file>